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0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1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2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3" style:family="paragraph" style:parent-style-name="Standard" style:list-style-name="L4">
      <style:text-properties officeooo:rsid="00a6874a" officeooo:paragraph-rsid="00a7469e"/>
    </style:style>
    <style:style style:name="P144" style:family="paragraph" style:parent-style-name="Standard" style:list-style-name="L4">
      <style:text-properties officeooo:rsid="00a6874a" officeooo:paragraph-rsid="00b0fc72"/>
    </style:style>
    <style:style style:name="P145" style:family="paragraph" style:parent-style-name="Standard" style:list-style-name="L4">
      <style:text-properties officeooo:rsid="00a76110" officeooo:paragraph-rsid="00b0fc72"/>
    </style:style>
    <style:style style:name="P146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7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8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49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3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58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59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160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78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79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80dcd9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acc643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34773"/>
    </style:style>
    <style:style style:name="T110" style:family="text">
      <style:text-properties officeooo:rsid="00b47f68"/>
    </style:style>
    <style:style style:name="T111" style:family="text">
      <style:text-properties fo:font-size="8pt" fo:font-weight="normal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style:style style:name="T122" style:family="text">
      <style:text-properties officeooo:rsid="00e7d9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2">5</text:span>=0:<text:span text:style-name="T53">Read</text:span> command</text:p>
            <text:p text:style-name="P44">B<text:span text:style-name="T122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2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2">5</text:span>=1 : <text:span text:style-name="T54">Write</text:span> command</text:p>
            <text:p text:style-name="P45">B<text:span text:style-name="T122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2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0">0</text:span> =&gt; Turnout fine tuning</text:p>
            <text:p text:style-name="P63">B6-B4: 11<text:span text:style-name="T110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3135831263" text:style-name="L1">
              <text:list-header>
                <text:p text:style-name="P179">B2=1 : <text:span text:style-name="T10">from Master</text:span> :asks the slave to send any pending messages originating from the slave (like turnouts having reached its position, an input sensors that has changed value,…), <text:span text:style-name="T109">then B7-B3=max number of answers to be sent by the slave</text:span></text:p>
                <text:p text:style-name="P180">B2=1 : <text:span text:style-name="T10">from slave, </text:span><text:span text:style-name="T26">2 cases :</text:span></text:p>
              </text:list-header>
            </text:list>
            <text:list xml:id="list366727725" text:style-name="L2">
              <text:list-item>
                <text:p text:style-name="P177"><text:span text:style-name="T112">if it is in the last answer to a command from the master </text:span><text:span text:style-name="T113">(B</text:span><text:span text:style-name="T112">1</text:span><text:span text:style-name="T113"> must be </text:span><text:span text:style-name="T112">0 then</text:span><text:span text:style-name="T113">), </text:span><text:span text:style-name="T112">it means there are async events waiting to be sent by the slave </text:span><text:span text:style-name="T113">(like turnouts having reached its position, an input sensors that has changed value,…)</text:span></text:p>
              </text:list-item>
              <text:list-item>
                <text:p text:style-name="P178"><text:span text:style-name="T114">w</text:span><text:span text:style-name="T111">hen it is in response to the master asking to send the async events</text:span></text:p>
              </text:list-item>
            </text:list>
            <text:list xml:id="list180837826317259" text:continue-list="list3135831263" text:style-name="L1">
              <text:list-header>
                <text:p text:style-name="P179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3461883012" text:style-name="L3">
        <text:list-item>
          <text:p text:style-name="P77"><text:span text:style-name="T42">R/</text:span><text:span text:style-name="T41">W commands/answers</text:span></text:p>
          <text:list>
            <text:list-item>
              <text:p text:style-name="P78"><text:span text:style-name="T42">Re</text:span><text:span text:style-name="T43">ad</text:span><text:span text:style-name="T41"> sensor/turnout commands</text:span> : </text:p>
            </text:list-item>
          </text:list>
          <text:p text:style-name="P146">You can read any sensor ; input obviously but also output as you get the current state, same for a turnout.</text:p>
          <text:p text:style-name="P147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1">Payload :</text:p>
          <text:list text:continue-numbering="true">
            <text:list-header>
              <text:p text:style-name="P82">if command[B6]=<text:span text:style-name="T58">address[B6]=0 : only one sensor/turnout, so only </text:span><text:span text:style-name="T17">subaddress1</text:span></text:p>
              <text:p text:style-name="P85">if command[B6]=0 and ad<text:span text:style-name="T68">d</text:span>ress[B6]=1 : several subaddresses follow</text:p>
              <text:list>
                <text:list-header>
                  <text:p text:style-name="P95">subaddress1,subaddress2,…,subaddress_last, <text:span text:style-name="T60">0x80</text:span></text:p>
                </text:list-header>
              </text:list>
              <text:p text:style-name="P148">if command[B6]=1 (all sensors or all turnouts)</text:p>
              <text:list text:continue-numbering="true">
                <text:list-header>
                  <text:p text:style-name="P97">no payload</text:p>
                </text:list-header>
              </text:list>
            </text:list-header>
            <text:list-item>
              <text:p text:style-name="P79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7">| 0x8x (x</text:span><text:span text:style-name="T28">=</text:span><text:span text:style-name="T27">0 :no error otherwise error « number x »)</text:span></text:p>
      <text:list xml:id="list180837075879056" text:continue-numbering="true" text:style-name="L3">
        <text:list-item>
          <text:list>
            <text:list-header>
              <text:p text:style-name="P86">if command[B6]=0 and ad<text:span text:style-name="T69">d</text:span>ress[B6]=1 : several subaddresses follow</text:p>
              <text:list>
                <text:list-header>
                  <text:p text:style-name="P153">subaddress1,subaddress2,…,subaddress_last, <text:span text:style-name="T60">0x8x (x=0 :no error otherwise error « number x »)</text:span></text:p>
                  <text:p text:style-name="P154">if command[B6]<text:span text:style-name="T69">=1 (all sensors or all turnouts) :</text:span></text:p>
                </text:list-header>
              </text:list>
            </text:list-header>
          </text:list>
          <text:p text:style-name="P155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7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99">Write sensor (output sensor only)/turnout commands :</text:p>
            </text:list-item>
          </text:list>
          <text:p text:style-name="P149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180836594522776" text:continue-numbering="true" text:style-name="L3">
        <text:list-item>
          <text:list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7">if command[B6]=0 and ad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159">string of bytes made from the <text:span text:style-name="T61">values (1 bit each) to write, all bytes must have their MSB=0 the last byte 0x8x (x=0 : no error otherwise error « number x »)</text:span></text:p>
      <text:p text:style-name="P76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180836549600458" text:continue-numbering="true" text:style-name="L3">
        <text:list-item>
          <text:list>
            <text:list-item>
              <text:p text:style-name="P152">Write sensor (output sensor only)/turnout <text:span text:style-name="T115">answer</text:span> :</text:p>
            </text:list-item>
          </text:list>
          <text:p text:style-name="P118"><text:span text:style-name="T11">start byte, command (byte), address (byte), </text:span><text:span text:style-name="T29">0x8x (x=0:no error, otherwise error « number x »)</text:span></text:p>
        </text:list-item>
        <text:list-item>
          <text:p text:style-name="P100"><text:soft-page-break/>Normal config commands :</text:p>
          <text:list>
            <text:list-item>
              <text:p text:style-name="P101">Sensor config</text:p>
            </text:list-item>
          </text:list>
          <text:p text:style-name="P8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89">This is use to set a new sensor or update an existing one.</text:p>
          <text:p text:style-name="P90">If address[B6]=0 : <text:span text:style-name="T58">only one sensor, so only </text:span><text:span text:style-name="T17">subaddress1,</text:span><text:span text:style-name="T10">pin number1</text:span></text:p>
          <text:p text:style-name="P90">If address[B6]=1 : <text:span text:style-name="T59">several subaddresses follow</text:span></text:p>
          <text:p text:style-name="P158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2">last </text:span><text:span text:style-name="T19">subaddress, </text:span><text:span text:style-name="T22">last </text:span><text:span text:style-name="T10">pin_number  ,</text:span><text:span text:style-name="T20">0x80</text:span></text:p>
          <text:list text:continue-numbering="true">
            <text:list-item>
              <text:p text:style-name="P102">Sensor config <text:span text:style-name="T116">answer :</text:span></text:p>
            </text:list-item>
          </text:list>
          <text:p text:style-name="P103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6">Turnout config</text:p>
            </text:list-item>
          </text:list>
          <text:p text:style-name="P9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2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7">Turnout config <text:span text:style-name="T117">answer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8">Delete config command :</text:p>
          <text:list>
            <text:list-item>
              <text:p text:style-name="P108">Delete sensor/<text:span text:style-name="T120">turnout</text:span> :</text:p>
            </text:list-item>
          </text:list>
          <text:p text:style-name="P150">start byte, command (byte), address (byte), subaddress1 (byte)<text:span text:style-name="T121">[</text:span>, subaddress2(byte)…] ;</text:p>
          <text:p text:style-name="P93">Payload :</text:p>
          <text:list text:continue-numbering="true">
            <text:list-header>
              <text:p text:style-name="P98"><text:span text:style-name="T8">c</text:span><text:span text:style-name="T7">ommand[B5]=0 : delete sensor</text:span></text:p>
              <text:p text:style-name="P94">command[B5]=1 : delete turnout</text:p>
              <text:p text:style-name="P84">if <text:span text:style-name="T58">address[B6]=0 : only one sensor/turnout, so only </text:span><text:span text:style-name="T17">subaddress1</text:span></text:p>
              <text:p text:style-name="P88">if address[B6]=1 : several subaddresses follow</text:p>
              <text:list>
                <text:list-header>
                  <text:p text:style-name="P119">subaddress1,subaddress2,…,subaddress_last, <text:span text:style-name="T60">0x80</text:span></text:p>
                </text:list-header>
              </text:list>
            </text:list-header>
            <text:list-item>
              <text:p text:style-name="P109">Delete sensor/<text:span text:style-name="T120">turnout</text:span> answer :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1"/>
        </text:list-item>
        <text:list-item>
          <text:p text:style-name="P110">Set address:</text:p>
          <text:list>
            <text:list-item>
              <text:p text:style-name="P111">command</text:p>
            </text:list-item>
          </text:list>
          <text:p text:style-name="P12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6">Remark : only a slave with its ADDRESS_MODE pin held to low will pick this message (and there should be only one on the bus at the time),</text:p>
          <text:list text:continue-numbering="true">
            <text:list-item>
              <text:p text:style-name="P111"><text:span text:style-name="T40">a</text:span>nswer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2">Get version :</text:p>
          <text:list>
            <text:list-item>
              <text:p text:style-name="P113">command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2"><text:span text:style-name="T40">a</text:span>nswer</text:p>
            </text:list-item>
          </text:list>
          <text:p text:style-name="P13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version (byte, </text:span><text:span text:style-name="T37">MSB=0</text:span><text:span text:style-name="T35">) </text:span><text:span text:style-name="T37">|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4"><text:span text:style-name="T40">C</text:span>lear eeprom :</text:p>
          <text:list>
            <text:list-item>
              <text:p text:style-name="P115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5"><text:span text:style-name="T40">a</text:span>nswer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6"><text:span text:style-name="T40">S</text:span>how commands/<text:span text:style-name="T65">answers</text:span> (sensors/turnouts) :</text:p>
          <text:list>
            <text:list-item>
              <text:p text:style-name="P117"><text:span text:style-name="T40">S</text:span>how commands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21">max number of config in the answer (byte)</text:span></text:p>
          <text:p text:style-name="P127"><text:soft-page-break/>0 for max number of config means no limit (see answer to this command for more explanations)</text:p>
          <text:list text:continue-numbering="true">
            <text:list-item>
              <text:p text:style-name="P134">Show answers</text:p>
              <text:p text:style-name="P137">For sensors :</text:p>
            </text:list-item>
          </text:list>
          <text:p text:style-name="P138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56"><text:span text:style-name="T74">F</text:span>or turnouts :</text:p>
          <text:p text:style-name="P16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</text:list-item>
        <text:list-item>
          <text:p text:style-name="P161">Turnout fine position tuning :</text:p>
          <text:list>
            <text:list-item>
              <text:p text:style-name="P162">command</text:p>
            </text:list-item>
          </text:list>
          <text:p text:style-name="P139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, </text:span><text:span text:style-name="T33">position</text:span></text:p>
          <text:p text:style-name="P141">position is a number between 1 and 180 (most servos will choke on extreme positions, so probably better to stay between 10 and 170).</text:p>
          <text:p text:style-name="P142">Position = 0 means end of fine tuning, detach servo.</text:p>
          <text:list text:continue-numbering="true">
            <text:list-item>
              <text:p text:style-name="P135">answer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3"><text:span text:style-name="T74">S</text:span>end async events command :</text:p>
          <text:p text:style-name="P166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4">Master command :</text:p>
            </text:list-item>
          </text:list>
          <text:p text:style-name="P167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0"><text:span text:style-name="T87">command[B2]=1, </text:span><text:span text:style-name="T88">command[B7-B3]=limit </text:span><text:span text:style-name="T89">(0 means no limit)</text:span></text:p>
          <text:list text:continue-numbering="true">
            <text:list-item>
              <text:p text:style-name="P170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3">but with</text:span><text:span text:style-name="T84"> command[B2]=1</text:span></text:p>
            </text:list-item>
          </text:list>
          <text:p text:style-name="P128"><text:span text:style-name="T84">R</text:span><text:span text:style-name="T76">emark : an</text:span><text:span text:style-name="T86">s</text:span><text:span text:style-name="T76">wer might be empty : start byte, command byte (0b00000100), addres</text:span><text:span text:style-name="T85">s </text:span><text:span text:style-name="T76">byte</text:span></text:p>
        </text:list-item>
        <text:list-item>
          <text:p text:style-name="P129"><text:span text:style-name="T89">S</text:span><text:span text:style-name="T87">tore to eeprom</text:span></text:p>
          <text:list>
            <text:list-item>
              <text:p text:style-name="P136">command :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1"><text:span text:style-name="T91">T</text:span><text:span text:style-name="T87">his will ask the slave to store its config (all sensors/turnouts) to its EEPROM.</text:span></text:p>
          <text:p text:style-name="P175">Note : the address and version are always saved to EEPROM.</text:p>
          <text:list text:continue-numbering="true">
            <text:list-item>
              <text:p text:style-name="P172"><text:span text:style-name="T91">A</text:span><text:span text:style-name="T87">nswer</text:span>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5"><text:span text:style-name="T92">L</text:span><text:span text:style-name="T87">oad from EEPROM</text:span></text:p>
          <text:list>
            <text:list-item>
              <text:p text:style-name="P176">command :</text:p>
            </text:list-item>
          </text:list>
          <text:p text:style-name="P169"><text:soft-page-break/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4"><text:span text:style-name="T91">A</text:span><text:span text:style-name="T87">sks the slave to load its sensors/turnouts configurations from EEPROM.</text:span></text:p>
          <text:list text:continue-numbering="true">
            <text:list-item>
              <text:p text:style-name="P173"><text:span text:style-name="T91">A</text:span><text:span text:style-name="T87">nswer</text:span>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2961296412" text:style-name="L4">
        <text:list-item>
          <text:p text:style-name="P130">Master→Slave :Write command</text:p>
        </text:list-item>
        <text:list-item>
          <text:p text:style-name="P130">Master→Slave : Read command</text:p>
          <text:p text:style-name="P130">Slave →Master : Read answer (answer bit set, if there are more answers that was allowed in the read command or other answers are pending, then command[B1] bit is set)</text:p>
          <text:p text:style-name="P143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4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4"><text:span text:style-name="T99">Master → Slave : </text:span><text:span text:style-name="T100">send async event command</text:span></text:p>
          <text:p text:style-name="P145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8-27T18:08:35.894507455</dc:date>
    <meta:editing-duration>P6DT4H10M40S</meta:editing-duration>
    <meta:editing-cycles>202</meta:editing-cycles>
    <meta:generator>LibreOffice/6.0.3.2$Linux_X86_64 LibreOffice_project/00m0$Build-2</meta:generator>
    <meta:document-statistic meta:table-count="2" meta:image-count="0" meta:object-count="0" meta:page-count="6" meta:paragraph-count="208" meta:word-count="1873" meta:character-count="11215" meta:non-whitespace-character-count="9588"/>
  </office:meta>
</office:document-meta>
</file>